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ornik_R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[.B4]/[.B3]" office:value-type="float" office:value="0.0015" calcext:value-type="float">
            <text:p>0.0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formula="of:=[.B4]*[.B5]" office:value-type="float" office:value="0.0225" calcext:value-type="float">
            <text:p>0.0225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[.B12]*[.B10]/([.B10]+[.B11])" office:value-type="float" office:value="2.90322580645161" calcext:value-type="float">
            <text:p>2.90322580645161</text:p>
          </table:table-cell>
          <table:table-cell office:value-type="string" calcext:value-type="string">
            <text:p>V</text:p>
          </table:table-cell>
        </table:table-row>
      </table:table>
      <table:table table:name="założenia_PCB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mils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.4" calcext:value-type="float">
            <text:p>25.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4]*[.C$2]/[.B$2]" office:value-type="float" office:value="2.54" calcext:value-type="float">
            <text:p>2.54</text:p>
          </table:table-cell>
          <table:table-cell table:formula="of:=[.C4]*[.B$2]/[.C$2]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]*[.C$2]/[.B$2]" office:value-type="float" office:value="1.27" calcext:value-type="float">
            <text:p>1.27</text:p>
          </table:table-cell>
          <table:table-cell table:formula="of:=[.C5]*[.B$2]/[.C$2]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6]*[.C$2]/[.B$2]" office:value-type="float" office:value="0.635" calcext:value-type="float">
            <text:p>0.635</text:p>
          </table:table-cell>
          <table:table-cell table:formula="of:=[.C6]*[.B$2]/[.C$2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7]*[.C$2]/[.B$2]" office:value-type="float" office:value="0.508" calcext:value-type="float">
            <text:p>0.508</text:p>
          </table:table-cell>
          <table:table-cell table:formula="of:=[.C7]*[.B$2]/[.C$2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8]*[.C$2]/[.B$2]" office:value-type="float" office:value="0.254" calcext:value-type="float">
            <text:p>0.254</text:p>
          </table:table-cell>
          <table:table-cell table:formula="of:=[.C8]*[.B$2]/[.C$2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9]*[.C$2]/[.B$2]" office:value-type="float" office:value="0.2286" calcext:value-type="float">
            <text:p>0.2286</text:p>
          </table:table-cell>
          <table:table-cell table:formula="of:=[.C9]*[.B$2]/[.C$2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*[.C$2]/[.B$2]" office:value-type="float" office:value="0.2032" calcext:value-type="float">
            <text:p>0.2032</text:p>
          </table:table-cell>
          <table:table-cell table:formula="of:=[.C10]*[.B$2]/[.C$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1]*[.C$2]/[.B$2]" office:value-type="float" office:value="0.1778" calcext:value-type="float">
            <text:p>0.1778</text:p>
          </table:table-cell>
          <table:table-cell table:formula="of:=[.C11]*[.B$2]/[.C$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2]*[.C$2]/[.B$2]" office:value-type="float" office:value="0.1524" calcext:value-type="float">
            <text:p>0.1524</text:p>
          </table:table-cell>
          <table:table-cell table:formula="of:=[.C12]*[.B$2]/[.C$2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3]*[.C$2]/[.B$2]" office:value-type="float" office:value="0.127" calcext:value-type="float">
            <text:p>0.127</text:p>
          </table:table-cell>
          <table:table-cell table:formula="of:=[.C13]*[.B$2]/[.C$2]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4]*[.C$2]/[.B$2]" office:value-type="float" office:value="0.0762" calcext:value-type="float">
            <text:p>0.0762</text:p>
          </table:table-cell>
          <table:table-cell table:formula="of:=[.C14]*[.B$2]/[.C$2]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[.C15]*[.B$2]/[.C$2]" office:value-type="float" office:value="5.90551181102362" calcext:value-type="float">
            <text:p>5.905511811023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16]*[.B$2]/[.C$2]" office:value-type="float" office:value="39.3700787401575" calcext:value-type="float">
            <text:p>39.3700787401575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chnologia</text:p>
          </table:table-cell>
          <table:table-cell table:style-name="ce3" office:value-type="string" calcext:value-type="string">
            <text:p>6C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earen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nular rin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nal hol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2:09:54.087643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1:31:10.961958879</meta:creation-date>
    <dc:date>2025-09-24T12:11:48.505230353</dc:date>
    <meta:editing-duration>PT14M28S</meta:editing-duration>
    <meta:editing-cycles>8</meta:editing-cycles>
    <meta:generator>LibreOffice/24.2.7.2$Linux_X86_64 LibreOffice_project/420$Build-2</meta:generator>
    <meta:document-statistic meta:table-count="2" meta:cell-count="71" meta:object-count="0"/>
  </office:meta>
</office:document-meta>
</file>